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52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  <style:text-properties fo:font-size="12pt"/>
    </style:style>
  </office:automatic-styles>
  <office:body>
    <office:spreadsheet>
      <table:calculation-settings table:automatic-find-labels="false"/>
      <table:table table:name="Dado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4" table:number-rows-spanned="1">
            <text:p>Consulta 1</text:p>
          </table:table-cell>
          <table:covered-table-cell table:number-columns-repeated="13"/>
          <table:table-cell/>
          <table:table-cell table:style-name="ce10" office:value-type="string" calcext:value-type="string" table:number-columns-spanned="14" table:number-rows-spanned="1">
            <text:p>Consulta 2</text:p>
          </table:table-cell>
          <table:covered-table-cell table:number-columns-repeated="13"/>
        </table:table-row>
        <table:table-row table:style-name="ro2">
          <table:table-cell table:number-columns-repeated="2"/>
          <table:table-cell table:style-name="ce6"/>
          <table:table-cell table:number-columns-repeated="14"/>
          <table:table-cell table:style-name="ce6"/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Técnica 1</text:p>
          </table:table-cell>
          <table:covered-table-cell table:number-columns-repeated="3" table:style-name="ce4"/>
          <table:table-cell table:style-name="ce4"/>
          <table:table-cell table:style-name="ce3" office:value-type="string" calcext:value-type="string" table:number-columns-spanned="4" table:number-rows-spanned="1">
            <text:p>Técnica 2</text:p>
          </table:table-cell>
          <table:covered-table-cell table:number-columns-repeated="3" table:style-name="ce4"/>
          <table:table-cell table:style-name="ce4"/>
          <table:table-cell table:style-name="ce3" office:value-type="string" calcext:value-type="string" table:number-columns-spanned="4" table:number-rows-spanned="1">
            <text:p>Técnica 3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4" table:number-rows-spanned="1">
            <text:p>Técnica 1</text:p>
          </table:table-cell>
          <table:covered-table-cell table:number-columns-repeated="3" table:style-name="ce4"/>
          <table:table-cell table:style-name="ce4"/>
          <table:table-cell table:style-name="ce3" office:value-type="string" calcext:value-type="string" table:number-columns-spanned="4" table:number-rows-spanned="1">
            <text:p>Técnica 2</text:p>
          </table:table-cell>
          <table:covered-table-cell table:number-columns-repeated="3" table:style-name="ce4"/>
          <table:table-cell table:style-name="ce4"/>
          <table:table-cell table:style-name="ce3" office:value-type="string" calcext:value-type="string" table:number-columns-spanned="4" table:number-rows-spanned="1">
            <text:p>Técnica 3</text:p>
          </table:table-cell>
          <table:covered-table-cell table:number-columns-repeated="3" table:style-name="ce4"/>
        </table:table-row>
        <table:table-row table:style-name="ro1">
          <table:table-cell table:style-name="ce2" office:value-type="string" calcext:value-type="string">
            <text:p>Avaliador</text:p>
          </table:table-cell>
          <table:table-cell table:style-name="ce2" office:value-type="string" calcext:value-type="string">
            <text:p>Afinidade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table:style-name="ce1" table:number-columns-repeated="15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/>
          <table:table-cell table:style-name="ce1" table:number-columns-repeated="15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/>
          <table:table-cell table:style-name="ce1" table:number-columns-repeated="15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/>
          <table:table-cell table:style-name="ce1" table:number-columns-repeated="15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/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11</text:p>
          </table:table-cell>
          <table:table-cell/>
          <table:table-cell table:style-name="ce1" table:number-columns-repeated="15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/>
          <table:table-cell table:style-name="ce1" table:number-columns-repeated="15"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14</text:p>
          </table:table-cell>
          <table:table-cell/>
          <table:table-cell table:style-name="ce1" table:number-columns-repeated="15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/>
          <table:table-cell table:style-name="ce1" table:number-columns-repeated="29"/>
        </table:table-row>
        <table:table-row table:style-name="ro1" table:number-rows-repeated="3">
          <table:table-cell table:number-columns-repeated="2"/>
          <table:table-cell table:style-name="ce1" table:number-columns-repeated="29"/>
        </table:table-row>
        <table:table-row table:style-name="ro1">
          <table:table-cell table:style-name="ce2" office:value-type="string" calcext:value-type="string">
            <text:p>Soma</text:p>
          </table:table-cell>
          <table:table-cell table:style-name="ce4"/>
          <table:table-cell table:style-name="ce7" table:formula="of:=SUM([.C6:.C20])" office:value-type="float" office:value="33" calcext:value-type="float">
            <text:p>33</text:p>
          </table:table-cell>
          <table:table-cell table:style-name="ce7" table:formula="of:=SUM([.D6:.D20])" office:value-type="float" office:value="33" calcext:value-type="float">
            <text:p>33</text:p>
          </table:table-cell>
          <table:table-cell table:style-name="ce7" table:formula="of:=SUM([.E6:.E20])" office:value-type="float" office:value="13" calcext:value-type="float">
            <text:p>13</text:p>
          </table:table-cell>
          <table:table-cell table:style-name="ce7" table:formula="of:=SUM([.F6:.F20])" office:value-type="float" office:value="9" calcext:value-type="float">
            <text:p>9</text:p>
          </table:table-cell>
          <table:table-cell table:style-name="ce7"/>
          <table:table-cell table:style-name="ce7" table:formula="of:=SUM([.H6:.H20])" office:value-type="float" office:value="28" calcext:value-type="float">
            <text:p>28</text:p>
          </table:table-cell>
          <table:table-cell table:style-name="ce7" table:formula="of:=SUM([.I6:.I20])" office:value-type="float" office:value="28" calcext:value-type="float">
            <text:p>28</text:p>
          </table:table-cell>
          <table:table-cell table:style-name="ce7" table:formula="of:=SUM([.J6:.J20])" office:value-type="float" office:value="19" calcext:value-type="float">
            <text:p>19</text:p>
          </table:table-cell>
          <table:table-cell table:style-name="ce7" table:formula="of:=SUM([.K6:.K20])" office:value-type="float" office:value="11" calcext:value-type="float">
            <text:p>11</text:p>
          </table:table-cell>
          <table:table-cell table:style-name="ce7"/>
          <table:table-cell table:style-name="ce7" table:formula="of:=SUM([.M6:.M20])" office:value-type="float" office:value="22" calcext:value-type="float">
            <text:p>22</text:p>
          </table:table-cell>
          <table:table-cell table:style-name="ce7" table:formula="of:=SUM([.N6:.N20])" office:value-type="float" office:value="29" calcext:value-type="float">
            <text:p>29</text:p>
          </table:table-cell>
          <table:table-cell table:style-name="ce7" table:formula="of:=SUM([.O6:.O20])" office:value-type="float" office:value="23" calcext:value-type="float">
            <text:p>23</text:p>
          </table:table-cell>
          <table:table-cell table:style-name="ce7" table:formula="of:=SUM([.P6:.P20])" office:value-type="float" office:value="12" calcext:value-type="float">
            <text:p>12</text:p>
          </table:table-cell>
          <table:table-cell table:style-name="ce7"/>
          <table:table-cell table:style-name="ce7" table:formula="of:=SUM([.R6:.R20])" office:value-type="float" office:value="21" calcext:value-type="float">
            <text:p>21</text:p>
          </table:table-cell>
          <table:table-cell table:style-name="ce7" table:formula="of:=SUM([.S6:.S20])" office:value-type="float" office:value="30" calcext:value-type="float">
            <text:p>30</text:p>
          </table:table-cell>
          <table:table-cell table:style-name="ce7" table:formula="of:=SUM([.T6:.T20])" office:value-type="float" office:value="14" calcext:value-type="float">
            <text:p>14</text:p>
          </table:table-cell>
          <table:table-cell table:style-name="ce7" table:formula="of:=SUM([.U6:.U20])" office:value-type="float" office:value="8" calcext:value-type="float">
            <text:p>8</text:p>
          </table:table-cell>
          <table:table-cell table:style-name="ce7"/>
          <table:table-cell table:style-name="ce7" table:formula="of:=SUM([.W6:.W20])" office:value-type="float" office:value="18" calcext:value-type="float">
            <text:p>18</text:p>
          </table:table-cell>
          <table:table-cell table:style-name="ce7" table:formula="of:=SUM([.X6:.X20])" office:value-type="float" office:value="25" calcext:value-type="float">
            <text:p>25</text:p>
          </table:table-cell>
          <table:table-cell table:style-name="ce7" table:formula="of:=SUM([.Y6:.Y20])" office:value-type="float" office:value="14" calcext:value-type="float">
            <text:p>14</text:p>
          </table:table-cell>
          <table:table-cell table:style-name="ce7" table:formula="of:=SUM([.Z6:.Z20])" office:value-type="float" office:value="8" calcext:value-type="float">
            <text:p>8</text:p>
          </table:table-cell>
          <table:table-cell table:style-name="ce7"/>
          <table:table-cell table:style-name="ce7" table:formula="of:=SUM([.AB6:.AB20])" office:value-type="float" office:value="14" calcext:value-type="float">
            <text:p>14</text:p>
          </table:table-cell>
          <table:table-cell table:style-name="ce7" table:formula="of:=SUM([.AC6:.AC20])" office:value-type="float" office:value="21" calcext:value-type="float">
            <text:p>21</text:p>
          </table:table-cell>
          <table:table-cell table:style-name="ce7" table:formula="of:=SUM([.AD6:.AD20])" office:value-type="float" office:value="18" calcext:value-type="float">
            <text:p>18</text:p>
          </table:table-cell>
          <table:table-cell table:style-name="ce7" table:formula="of:=SUM([.AE6:.AE20])" office:value-type="float" office:value="9" calcext:value-type="float">
            <text:p>9</text:p>
          </table:table-cell>
        </table:table-row>
        <table:table-row table:style-name="ro1" table:number-rows-repeated="2">
          <table:table-cell table:style-name="ce2"/>
          <table:table-cell table:style-name="ce4"/>
          <table:table-cell table:style-name="ce7" table:number-columns-repeated="29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4"/>
          <table:table-cell table:style-name="ce2" table:formula="of:=[.C5]" office:value-type="string" office:string-value="Q1" calcext:value-type="string">
            <text:p>Q1</text:p>
          </table:table-cell>
          <table:table-cell table:style-name="ce2" table:formula="of:=[.D5]" office:value-type="string" office:string-value="Q2" calcext:value-type="string">
            <text:p>Q2</text:p>
          </table:table-cell>
          <table:table-cell table:style-name="ce2" table:formula="of:=[.E5]" office:value-type="string" office:string-value="Q3" calcext:value-type="string">
            <text:p>Q3</text:p>
          </table:table-cell>
          <table:table-cell table:style-name="ce2" table:formula="of:=[.F5]" office:value-type="string" office:string-value="Q4" calcext:value-type="string">
            <text:p>Q4</text:p>
          </table:table-cell>
          <table:table-cell table:style-name="ce2"/>
          <table:table-cell table:style-name="ce2" table:formula="of:=[.H5]" office:value-type="string" office:string-value="Q1" calcext:value-type="string">
            <text:p>Q1</text:p>
          </table:table-cell>
          <table:table-cell table:style-name="ce2" table:formula="of:=[.I5]" office:value-type="string" office:string-value="Q2" calcext:value-type="string">
            <text:p>Q2</text:p>
          </table:table-cell>
          <table:table-cell table:style-name="ce2" table:formula="of:=[.J5]" office:value-type="string" office:string-value="Q3" calcext:value-type="string">
            <text:p>Q3</text:p>
          </table:table-cell>
          <table:table-cell table:style-name="ce2" table:formula="of:=[.K5]" office:value-type="string" office:string-value="Q4" calcext:value-type="string">
            <text:p>Q4</text:p>
          </table:table-cell>
          <table:table-cell table:style-name="ce2"/>
          <table:table-cell table:style-name="ce2" table:formula="of:=[.M5]" office:value-type="string" office:string-value="Q1" calcext:value-type="string">
            <text:p>Q1</text:p>
          </table:table-cell>
          <table:table-cell table:style-name="ce2" table:formula="of:=[.N5]" office:value-type="string" office:string-value="Q2" calcext:value-type="string">
            <text:p>Q2</text:p>
          </table:table-cell>
          <table:table-cell table:style-name="ce2" table:formula="of:=[.O5]" office:value-type="string" office:string-value="Q3" calcext:value-type="string">
            <text:p>Q3</text:p>
          </table:table-cell>
          <table:table-cell table:style-name="ce2" table:formula="of:=[.P5]" office:value-type="string" office:string-value="Q4" calcext:value-type="string">
            <text:p>Q4</text:p>
          </table:table-cell>
          <table:table-cell table:style-name="ce2"/>
          <table:table-cell table:style-name="ce2" table:formula="of:=[.R5]" office:value-type="string" office:string-value="Q1" calcext:value-type="string">
            <text:p>Q1</text:p>
          </table:table-cell>
          <table:table-cell table:style-name="ce2" table:formula="of:=[.S5]" office:value-type="string" office:string-value="Q2" calcext:value-type="string">
            <text:p>Q2</text:p>
          </table:table-cell>
          <table:table-cell table:style-name="ce2" table:formula="of:=[.T5]" office:value-type="string" office:string-value="Q3" calcext:value-type="string">
            <text:p>Q3</text:p>
          </table:table-cell>
          <table:table-cell table:style-name="ce2" table:formula="of:=[.U5]" office:value-type="string" office:string-value="Q4" calcext:value-type="string">
            <text:p>Q4</text:p>
          </table:table-cell>
          <table:table-cell table:style-name="ce2"/>
          <table:table-cell table:style-name="ce2" table:formula="of:=[.W5]" office:value-type="string" office:string-value="Q1" calcext:value-type="string">
            <text:p>Q1</text:p>
          </table:table-cell>
          <table:table-cell table:style-name="ce2" table:formula="of:=[.X5]" office:value-type="string" office:string-value="Q2" calcext:value-type="string">
            <text:p>Q2</text:p>
          </table:table-cell>
          <table:table-cell table:style-name="ce2" table:formula="of:=[.Y5]" office:value-type="string" office:string-value="Q3" calcext:value-type="string">
            <text:p>Q3</text:p>
          </table:table-cell>
          <table:table-cell table:style-name="ce2" table:formula="of:=[.Z5]" office:value-type="string" office:string-value="Q4" calcext:value-type="string">
            <text:p>Q4</text:p>
          </table:table-cell>
          <table:table-cell table:style-name="ce2"/>
          <table:table-cell table:style-name="ce2" table:formula="of:=[.AB5]" office:value-type="string" office:string-value="Q1" calcext:value-type="string">
            <text:p>Q1</text:p>
          </table:table-cell>
          <table:table-cell table:style-name="ce2" table:formula="of:=[.AC5]" office:value-type="string" office:string-value="Q2" calcext:value-type="string">
            <text:p>Q2</text:p>
          </table:table-cell>
          <table:table-cell table:style-name="ce2" table:formula="of:=[.AD5]" office:value-type="string" office:string-value="Q3" calcext:value-type="string">
            <text:p>Q3</text:p>
          </table:table-cell>
          <table:table-cell table:style-name="ce2" table:formula="of:=[.AE5]" office:value-type="string" office:string-value="Q4" calcext:value-type="string">
            <text:p>Q4</text:p>
          </table:table-cell>
        </table:table-row>
        <table:table-row table:style-name="ro1">
          <table:table-cell table:style-name="Default"/>
          <table:table-cell table:style-name="ce4"/>
          <table:table-cell table:style-name="ce7" table:formula="of:=AVERAGE([.C6:.C20])" office:value-type="float" office:value="4.71428571428571" calcext:value-type="float">
            <text:p>4.71428571428571</text:p>
          </table:table-cell>
          <table:table-cell table:style-name="ce7" table:formula="of:=AVERAGE([.D6:.D20])" office:value-type="float" office:value="4.71428571428571" calcext:value-type="float">
            <text:p>4.71428571428571</text:p>
          </table:table-cell>
          <table:table-cell table:style-name="ce7" table:formula="of:=AVERAGE([.E6:.E20])" office:value-type="float" office:value="1.85714285714286" calcext:value-type="float">
            <text:p>1.85714285714286</text:p>
          </table:table-cell>
          <table:table-cell table:style-name="ce7" table:formula="of:=AVERAGE([.F6:.F20])" office:value-type="float" office:value="1.28571428571429" calcext:value-type="float">
            <text:p>1.28571428571429</text:p>
          </table:table-cell>
          <table:table-cell table:style-name="ce7"/>
          <table:table-cell table:style-name="ce7" table:formula="of:=AVERAGE([.H6:.H20])" office:value-type="float" office:value="4" calcext:value-type="float">
            <text:p>4</text:p>
          </table:table-cell>
          <table:table-cell table:style-name="ce7" table:formula="of:=AVERAGE([.I6:.I20])" office:value-type="float" office:value="4" calcext:value-type="float">
            <text:p>4</text:p>
          </table:table-cell>
          <table:table-cell table:style-name="ce7" table:formula="of:=AVERAGE([.J6:.J20])" office:value-type="float" office:value="2.71428571428571" calcext:value-type="float">
            <text:p>2.71428571428571</text:p>
          </table:table-cell>
          <table:table-cell table:style-name="ce7" table:formula="of:=AVERAGE([.K6:.K20])" office:value-type="float" office:value="1.57142857142857" calcext:value-type="float">
            <text:p>1.57142857142857</text:p>
          </table:table-cell>
          <table:table-cell table:style-name="ce7"/>
          <table:table-cell table:style-name="ce7" table:formula="of:=AVERAGE([.M6:.M20])" office:value-type="float" office:value="3.14285714285714" calcext:value-type="float">
            <text:p>3.14285714285714</text:p>
          </table:table-cell>
          <table:table-cell table:style-name="ce7" table:formula="of:=AVERAGE([.N6:.N20])" office:value-type="float" office:value="4.14285714285714" calcext:value-type="float">
            <text:p>4.14285714285714</text:p>
          </table:table-cell>
          <table:table-cell table:style-name="ce7" table:formula="of:=AVERAGE([.O6:.O20])" office:value-type="float" office:value="3.28571428571429" calcext:value-type="float">
            <text:p>3.28571428571429</text:p>
          </table:table-cell>
          <table:table-cell table:style-name="ce7" table:formula="of:=AVERAGE([.P6:.P20])" office:value-type="float" office:value="1.71428571428571" calcext:value-type="float">
            <text:p>1.71428571428571</text:p>
          </table:table-cell>
          <table:table-cell table:style-name="ce7"/>
          <table:table-cell table:style-name="ce7" table:formula="of:=AVERAGE([.R6:.R20])" office:value-type="float" office:value="3" calcext:value-type="float">
            <text:p>3</text:p>
          </table:table-cell>
          <table:table-cell table:style-name="ce7" table:formula="of:=AVERAGE([.S6:.S20])" office:value-type="float" office:value="4.28571428571429" calcext:value-type="float">
            <text:p>4.28571428571429</text:p>
          </table:table-cell>
          <table:table-cell table:style-name="ce7" table:formula="of:=AVERAGE([.T6:.T20])" office:value-type="float" office:value="2" calcext:value-type="float">
            <text:p>2</text:p>
          </table:table-cell>
          <table:table-cell table:style-name="ce7" table:formula="of:=AVERAGE([.U6:.U20])" office:value-type="float" office:value="1.14285714285714" calcext:value-type="float">
            <text:p>1.14285714285714</text:p>
          </table:table-cell>
          <table:table-cell table:style-name="ce7"/>
          <table:table-cell table:style-name="ce7" table:formula="of:=AVERAGE([.W6:.W20])" office:value-type="float" office:value="2.57142857142857" calcext:value-type="float">
            <text:p>2.57142857142857</text:p>
          </table:table-cell>
          <table:table-cell table:style-name="ce7" table:formula="of:=AVERAGE([.X6:.X20])" office:value-type="float" office:value="3.57142857142857" calcext:value-type="float">
            <text:p>3.57142857142857</text:p>
          </table:table-cell>
          <table:table-cell table:style-name="ce7" table:formula="of:=AVERAGE([.Y6:.Y20])" office:value-type="float" office:value="2" calcext:value-type="float">
            <text:p>2</text:p>
          </table:table-cell>
          <table:table-cell table:style-name="ce7" table:formula="of:=AVERAGE([.Z6:.Z20])" office:value-type="float" office:value="1.14285714285714" calcext:value-type="float">
            <text:p>1.14285714285714</text:p>
          </table:table-cell>
          <table:table-cell table:style-name="ce7"/>
          <table:table-cell table:style-name="ce7" table:formula="of:=AVERAGE([.AB6:.AB20])" office:value-type="float" office:value="2" calcext:value-type="float">
            <text:p>2</text:p>
          </table:table-cell>
          <table:table-cell table:style-name="ce7" table:formula="of:=AVERAGE([.AC6:.AC20])" office:value-type="float" office:value="3" calcext:value-type="float">
            <text:p>3</text:p>
          </table:table-cell>
          <table:table-cell table:style-name="ce7" table:formula="of:=AVERAGE([.AD6:.AD20])" office:value-type="float" office:value="2.57142857142857" calcext:value-type="float">
            <text:p>2.57142857142857</text:p>
          </table:table-cell>
          <table:table-cell table:style-name="ce7" table:formula="of:=AVERAGE([.AE6:.AE20])" office:value-type="float" office:value="1.28571428571429" calcext:value-type="float">
            <text:p>1.28571428571429</text:p>
          </table:table-cell>
        </table:table-row>
        <table:table-row table:style-name="ro1" table:number-rows-repeated="2">
          <table:table-cell table:style-name="ce2"/>
          <table:table-cell table:style-name="ce4"/>
          <table:table-cell table:style-name="ce7" table:number-columns-repeated="29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/>
          <table:table-cell table:style-name="ce8" office:value-type="string" calcext:value-type="string" table:number-columns-spanned="2" table:number-rows-spanned="1">
            <text:p>Q 1-2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Q 3-4</text:p>
          </table:table-cell>
          <table:covered-table-cell table:style-name="ce2"/>
          <table:table-cell table:style-name="ce2"/>
          <table:table-cell table:style-name="ce8" office:value-type="string" calcext:value-type="string" table:number-columns-spanned="2" table:number-rows-spanned="1">
            <text:p>Q 1-2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Q 3-4</text:p>
          </table:table-cell>
          <table:covered-table-cell table:style-name="ce2"/>
          <table:table-cell table:style-name="ce2"/>
          <table:table-cell table:style-name="ce8" office:value-type="string" calcext:value-type="string" table:number-columns-spanned="2" table:number-rows-spanned="1">
            <text:p>Q 1-2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Q 3-4</text:p>
          </table:table-cell>
          <table:covered-table-cell table:style-name="ce2"/>
          <table:table-cell table:style-name="ce2"/>
          <table:table-cell table:style-name="ce8" office:value-type="string" calcext:value-type="string" table:number-columns-spanned="2" table:number-rows-spanned="1">
            <text:p>Q 1-2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Q 3-4</text:p>
          </table:table-cell>
          <table:covered-table-cell table:style-name="ce2"/>
          <table:table-cell table:style-name="ce2"/>
          <table:table-cell table:style-name="ce8" office:value-type="string" calcext:value-type="string" table:number-columns-spanned="2" table:number-rows-spanned="1">
            <text:p>Q 1-2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Q 3-4</text:p>
          </table:table-cell>
          <table:covered-table-cell table:style-name="ce2"/>
          <table:table-cell table:style-name="ce2"/>
          <table:table-cell table:style-name="ce8" office:value-type="string" calcext:value-type="string" table:number-columns-spanned="2" table:number-rows-spanned="1">
            <text:p>Q 1-2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Q 3-4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8" table:formula="of:=AVERAGE([.C28:.D28])" office:value-type="float" office:value="4.71428571428571" calcext:value-type="float" table:number-columns-spanned="2" table:number-rows-spanned="1">
            <text:p>4.71428571428571</text:p>
          </table:table-cell>
          <table:covered-table-cell table:style-name="ce2"/>
          <table:table-cell table:style-name="ce8" table:formula="of:=AVERAGE([.E28:.F28])" office:value-type="float" office:value="1.57142857142857" calcext:value-type="float" table:number-columns-spanned="2" table:number-rows-spanned="1">
            <text:p>1.57142857142857</text:p>
          </table:table-cell>
          <table:covered-table-cell table:style-name="ce2"/>
          <table:table-cell table:style-name="ce2"/>
          <table:table-cell table:style-name="ce8" table:formula="of:=AVERAGE([.H28:.I28])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8" table:formula="of:=AVERAGE([.J28:.K28])" office:value-type="float" office:value="2.14285714285714" calcext:value-type="float" table:number-columns-spanned="2" table:number-rows-spanned="1">
            <text:p>2.14285714285714</text:p>
          </table:table-cell>
          <table:covered-table-cell table:style-name="ce2"/>
          <table:table-cell table:style-name="ce2"/>
          <table:table-cell table:style-name="ce8" table:formula="of:=AVERAGE([.M28:.N28])" office:value-type="float" office:value="3.64285714285714" calcext:value-type="float" table:number-columns-spanned="2" table:number-rows-spanned="1">
            <text:p>3.64285714285714</text:p>
          </table:table-cell>
          <table:covered-table-cell table:style-name="ce2"/>
          <table:table-cell table:style-name="ce8" table:formula="of:=AVERAGE([.O28:.P28])" office:value-type="float" office:value="2.5" calcext:value-type="float" table:number-columns-spanned="2" table:number-rows-spanned="1">
            <text:p>2.5</text:p>
          </table:table-cell>
          <table:covered-table-cell table:style-name="ce2"/>
          <table:table-cell table:style-name="ce2"/>
          <table:table-cell table:style-name="ce8" table:formula="of:=AVERAGE([.R28:.S28])" office:value-type="float" office:value="3.64285714285714" calcext:value-type="float" table:number-columns-spanned="2" table:number-rows-spanned="1">
            <text:p>3.64285714285714</text:p>
          </table:table-cell>
          <table:covered-table-cell table:style-name="ce2"/>
          <table:table-cell table:style-name="ce8" table:formula="of:=AVERAGE([.T28:.U28])" office:value-type="float" office:value="1.57142857142857" calcext:value-type="float" table:number-columns-spanned="2" table:number-rows-spanned="1">
            <text:p>1.57142857142857</text:p>
          </table:table-cell>
          <table:covered-table-cell table:style-name="ce2"/>
          <table:table-cell table:style-name="ce2"/>
          <table:table-cell table:style-name="ce8" table:formula="of:=AVERAGE([.W28:.X28])" office:value-type="float" office:value="3.07142857142857" calcext:value-type="float" table:number-columns-spanned="2" table:number-rows-spanned="1">
            <text:p>3.07142857142857</text:p>
          </table:table-cell>
          <table:covered-table-cell table:style-name="ce2"/>
          <table:table-cell table:style-name="ce8" table:formula="of:=AVERAGE([.Y28:.Z28])" office:value-type="float" office:value="1.57142857142857" calcext:value-type="float" table:number-columns-spanned="2" table:number-rows-spanned="1">
            <text:p>1.57142857142857</text:p>
          </table:table-cell>
          <table:covered-table-cell table:style-name="ce2"/>
          <table:table-cell table:style-name="ce2"/>
          <table:table-cell table:style-name="ce8" table:formula="of:=AVERAGE([.AB28:.AC28])" office:value-type="float" office:value="2.5" calcext:value-type="float" table:number-columns-spanned="2" table:number-rows-spanned="1">
            <text:p>2.5</text:p>
          </table:table-cell>
          <table:covered-table-cell table:style-name="ce2"/>
          <table:table-cell table:style-name="ce8" table:formula="of:=AVERAGE([.AD28:.AE28])" office:value-type="float" office:value="1.92857142857143" calcext:value-type="float" table:number-columns-spanned="2" table:number-rows-spanned="1">
            <text:p>1.92857142857143</text:p>
          </table:table-cell>
          <table:covered-table-cell table:style-name="ce2"/>
        </table:table-row>
        <table:table-row table:style-name="ro1" table:number-rows-repeated="2">
          <table:table-cell table:number-columns-repeated="2"/>
          <table:table-cell table:style-name="ce8"/>
          <table:table-cell table:style-name="ce2"/>
          <table:table-cell table:style-name="ce8"/>
          <table:table-cell table:style-name="ce2" table:number-columns-repeated="2"/>
          <table:table-cell table:style-name="ce8"/>
          <table:table-cell table:style-name="ce2"/>
          <table:table-cell table:style-name="ce8"/>
          <table:table-cell table:style-name="ce2" table:number-columns-repeated="2"/>
          <table:table-cell table:style-name="ce8"/>
          <table:table-cell table:style-name="ce2"/>
          <table:table-cell table:style-name="ce8"/>
          <table:table-cell table:style-name="ce2" table:number-columns-repeated="2"/>
          <table:table-cell table:style-name="ce8"/>
          <table:table-cell table:style-name="ce2"/>
          <table:table-cell table:style-name="ce8"/>
          <table:table-cell table:style-name="ce2" table:number-columns-repeated="2"/>
          <table:table-cell table:style-name="ce8"/>
          <table:table-cell table:style-name="ce2"/>
          <table:table-cell table:style-name="ce8"/>
          <table:table-cell table:style-name="ce2" table:number-columns-repeated="2"/>
          <table:table-cell table:style-name="ce8"/>
          <table:table-cell table:style-name="ce2"/>
          <table:table-cell table:style-name="ce8"/>
          <table:table-cell table:style-name="ce2"/>
        </table:table-row>
        <table:table-row table:style-name="ro1">
          <table:table-cell table:number-columns-repeated="2"/>
          <table:table-cell table:style-name="ce1" table:number-columns-repeated="29"/>
        </table:table-row>
        <table:table-row table:style-name="ro1">
          <table:table-cell table:number-columns-repeated="2"/>
          <table:table-cell table:style-name="ce1" table:number-columns-repeated="3"/>
          <table:table-cell table:style-name="ce8" office:value-type="string" calcext:value-type="string" table:number-columns-spanned="2" table:number-rows-spanned="1">
            <text:p>Q 1-2</text:p>
          </table:table-cell>
          <table:covered-table-cell table:style-name="ce1"/>
          <table:table-cell table:style-name="ce1"/>
          <table:table-cell table:style-name="ce8" office:value-type="string" calcext:value-type="string" table:number-columns-spanned="2" table:number-rows-spanned="1">
            <text:p>Q 3-4</text:p>
          </table:table-cell>
          <table:covered-table-cell table:style-name="ce1"/>
          <table:table-cell table:style-name="ce1" table:number-columns-repeated="21"/>
        </table:table-row>
        <table:table-row table:style-name="ro1">
          <table:table-cell table:style-name="ce3" office:value-type="string" calcext:value-type="string" table:number-columns-spanned="4" table:number-rows-spanned="1">
            <text:p>T1 (K-Means)</text:p>
          </table:table-cell>
          <table:covered-table-cell/>
          <table:covered-table-cell table:style-name="ce9" office:value-type="string" calcext:value-type="string">
            <text:p>Q 1-2</text:p>
          </table:covered-table-cell>
          <table:covered-table-cell table:style-name="ce1"/>
          <table:table-cell table:style-name="ce1"/>
          <table:table-cell table:style-name="ce9" table:formula="of:=AVERAGE([.C32];[.R32])" office:value-type="float" office:value="4.17857142857143" calcext:value-type="float" table:number-columns-spanned="2" table:number-rows-spanned="1">
            <text:p>4.17857142857143</text:p>
          </table:table-cell>
          <table:covered-table-cell table:style-name="ce1"/>
          <table:table-cell table:style-name="ce1"/>
          <table:table-cell table:style-name="ce9" table:formula="of:=AVERAGE([.E32];[.T32])" office:value-type="float" office:value="1.57142857142857" calcext:value-type="float" table:number-columns-spanned="2" table:number-rows-spanned="1">
            <text:p>1.57142857142857</text:p>
          </table:table-cell>
          <table:covered-table-cell table:style-name="ce1"/>
          <table:table-cell table:style-name="ce1" table:number-columns-repeated="21"/>
        </table:table-row>
        <table:table-row table:style-name="ro1">
          <table:table-cell table:number-columns-repeated="2"/>
          <table:table-cell table:style-name="ce9" table:number-columns-spanned="2" table:number-rows-spanned="1"/>
          <table:covered-table-cell table:style-name="ce1"/>
          <table:table-cell table:style-name="ce1"/>
          <table:table-cell table:style-name="ce9"/>
          <table:table-cell table:style-name="ce1" table:number-columns-repeated="25"/>
        </table:table-row>
        <table:table-row table:style-name="ro1">
          <table:table-cell table:style-name="ce3" office:value-type="string" calcext:value-type="string" table:number-columns-spanned="4" table:number-rows-spanned="1">
            <text:p>T2 (LDA)</text:p>
          </table:table-cell>
          <table:covered-table-cell/>
          <table:covered-table-cell table:number-columns-repeated="2" table:style-name="ce1"/>
          <table:table-cell table:style-name="ce1"/>
          <table:table-cell table:style-name="ce9" table:formula="of:=AVERAGE([.H32];[.W32])" office:value-type="float" office:value="3.53571428571429" calcext:value-type="float" table:number-columns-spanned="2" table:number-rows-spanned="1">
            <text:p>3.53571428571429</text:p>
          </table:table-cell>
          <table:covered-table-cell table:style-name="ce1"/>
          <table:table-cell table:style-name="ce1"/>
          <table:table-cell table:style-name="ce9" table:formula="of:=AVERAGE([.J32];[.Y32])" office:value-type="float" office:value="1.85714285714286" calcext:value-type="float" table:number-columns-spanned="2" table:number-rows-spanned="1">
            <text:p>1.85714285714286</text:p>
          </table:table-cell>
          <table:covered-table-cell table:style-name="ce1"/>
          <table:table-cell table:style-name="ce1" table:number-columns-repeated="21"/>
        </table:table-row>
        <table:table-row table:style-name="ro1">
          <table:table-cell table:number-columns-repeated="2"/>
          <table:table-cell table:style-name="ce1" table:number-columns-repeated="29"/>
        </table:table-row>
        <table:table-row table:style-name="ro1">
          <table:table-cell table:style-name="ce3" office:value-type="string" calcext:value-type="string" table:number-columns-spanned="4" table:number-rows-spanned="1">
            <text:p>T3 (PLSA)</text:p>
          </table:table-cell>
          <table:covered-table-cell/>
          <table:covered-table-cell table:number-columns-repeated="2" table:style-name="ce1"/>
          <table:table-cell table:style-name="ce1"/>
          <table:table-cell table:style-name="ce9" table:formula="of:=AVERAGE([.M32];[.AB32])" office:value-type="float" office:value="3.07142857142857" calcext:value-type="float" table:number-columns-spanned="2" table:number-rows-spanned="1">
            <text:p>3.07142857142857</text:p>
          </table:table-cell>
          <table:covered-table-cell table:style-name="ce1"/>
          <table:table-cell table:style-name="ce1"/>
          <table:table-cell table:style-name="ce9" table:formula="of:=AVERAGE([.O32];[.AD32])" office:value-type="float" office:value="2.21428571428571" calcext:value-type="float" table:number-columns-spanned="2" table:number-rows-spanned="1">
            <text:p>2.21428571428571</text:p>
          </table:table-cell>
          <table:covered-table-cell table:style-name="ce1"/>
          <table:table-cell table:style-name="ce1" table:number-columns-repeated="21"/>
        </table:table-row>
        <table:table-row table:style-name="ro1" table:number-rows-repeated="3">
          <table:table-cell table:number-columns-repeated="2"/>
          <table:table-cell table:style-name="ce1" table:number-columns-repeated="29"/>
        </table:table-row>
        <table:table-row table:style-name="ro1" table:number-rows-repeated="1048531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2" table:style-name="ta1">
        <table:shapes>
          <draw:frame draw:z-index="0" draw:style-name="gr1" draw:text-style-name="P1" svg:width="179.29pt" svg:height="147.23pt" svg:x="30.08pt" svg:y="17.38pt">
            <loext:p draw:notify-on-update-of-ranges="Dados.C27:Dados.F27 Dados.C28:Dados.F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0.45pt" svg:height="147.86pt" svg:x="252.6pt" svg:y="16.75pt">
            <loext:p draw:notify-on-update-of-ranges="Dados.H27:Dados.K27 Dados.H28:Dados.K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9.68pt" svg:height="150.86pt" svg:x="467.01pt" svg:y="15.99pt">
            <loext:p draw:notify-on-update-of-ranges="Dados.M27:Dados.P27 Dados.M28:Dados.P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0.42pt" svg:height="150.21pt" svg:x="33.45pt" svg:y="178.1pt">
            <loext:p draw:notify-on-update-of-ranges="Dados.R27:Dados.U27 Dados.R28:Dados.U2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70.45pt" svg:height="150.94pt" svg:x="249.42pt" svg:y="178.1pt">
            <loext:p draw:notify-on-update-of-ranges="Dados.W27:Dados.Z27 Dados.W28:Dados.Z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8.92pt" svg:height="150.83pt" svg:x="466.21pt" svg:y="177.48pt">
            <loext:p draw:notify-on-update-of-ranges="Dados.AB27:Dados.AE27 Dados.AB28:Dados.AE2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40.07pt" svg:height="172.66pt" svg:x="37.7pt" svg:y="361.45pt">
            <loext:p draw:notify-on-update-of-ranges="Dados.A37:Dados.A37 Dados.A39:Dados.A39 Dados.A41:Dados.A41 Dados.F37:Dados.F37 Dados.F39:Dados.F39 Dados.F41:Dados.F4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282.3pt" svg:height="174.19pt" svg:x="273.51pt" svg:y="360.68pt">
            <loext:p draw:notify-on-update-of-ranges="Dados.A37:Dados.A37 Dados.A39:Dados.A39 Dados.A41:Dados.A41 Dados.I37:Dados.I37 Dados.I39:Dados.I39 Dados.I41:Dados.I4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 style:data-style-name="N2" text:time-value="13:06:47.348174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8:03:52.721187447</meta:creation-date>
    <meta:generator>LibreOffice/5.2.7.2$Linux_X86_64 LibreOffice_project/20m0$Build-2</meta:generator>
    <dc:date>2018-05-25T13:07:42.860656508</dc:date>
    <meta:editing-duration>PT53M15S</meta:editing-duration>
    <meta:editing-cycles>12</meta:editing-cycles>
    <meta:document-statistic meta:table-count="2" meta:cell-count="32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326cm" svg:height="5.195cm" xlink:href=".." xlink:type="simple" chart:class="chart:bar" chart:style-name="ch1">
        <chart:title svg:x="0.91cm" svg:y="0.239cm" chart:style-name="ch2">
          <text:p>Consulta 1 - Técnica 1</text:p>
        </chart:title>
        <chart:plot-area chart:style-name="ch3" table:cell-range-address="Dados.C27:Dados.F28" chart:data-source-has-labels="row" svg:x="0.126cm" svg:y="1.121cm" svg:width="6.074cm" svg:height="3.971cm">
          <chartooo:coordinate-region svg:x="0.562cm" svg:y="1.32cm" svg:width="5.638cm" svg:height="3.125cm"/>
          <chart:axis chart:dimension="x" chart:name="primary-x" chart:style-name="ch4" chartooo:axis-type="auto">
            <chartooo:date-scale/>
            <chart:categories table:cell-range-address="Dados.C27:Dados.F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C28:Dados.F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C27:Dados.F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4.71428571428571">
                <text:p>4.71428571428571</text:p>
                <draw:g>
                  <svg:desc>Dados.C28:Dados.F28</svg:desc>
                </draw:g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28571428571429">
                <text:p>1.28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4cm" svg:height="5.217cm" xlink:href=".." xlink:type="simple" chart:class="chart:bar" chart:style-name="ch1">
        <chart:title svg:x="0.754cm" svg:y="0.24cm" chart:style-name="ch2">
          <text:p>Consulta 1 - Técnica 2</text:p>
        </chart:title>
        <chart:plot-area chart:style-name="ch3" table:cell-range-address="Dados.H27:Dados.K28" chart:data-source-has-labels="row" svg:x="0.12cm" svg:y="1.123cm" svg:width="5.774cm" svg:height="3.99cm">
          <chartooo:coordinate-region svg:x="0.556cm" svg:y="1.322cm" svg:width="5.338cm" svg:height="3.144cm"/>
          <chart:axis chart:dimension="x" chart:name="primary-x" chart:style-name="ch4" chartooo:axis-type="auto">
            <chartooo:date-scale/>
            <chart:categories table:cell-range-address="Dados.H27:Dados.K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H28:Dados.K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H27:Dados.K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Dados.H28:Dados.K2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1.57142857142857">
                <text:p>1.57142857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987cm" svg:height="5.323cm" xlink:href=".." xlink:type="simple" chart:class="chart:bar" chart:style-name="ch1">
        <chart:title svg:x="0.74cm" svg:y="0.242cm" chart:style-name="ch2">
          <text:p>Consulta 1 - Técnica 2</text:p>
        </chart:title>
        <chart:plot-area chart:style-name="ch3" table:cell-range-address="Dados.M27:Dados.P28" chart:data-source-has-labels="row" svg:x="0.119cm" svg:y="1.127cm" svg:width="5.749cm" svg:height="4.09cm">
          <chartooo:coordinate-region svg:x="0.555cm" svg:y="1.326cm" svg:width="5.313cm" svg:height="3.244cm"/>
          <chart:axis chart:dimension="x" chart:name="primary-x" chart:style-name="ch4" chartooo:axis-type="auto">
            <chartooo:date-scale/>
            <chart:categories table:cell-range-address="Dados.M27:Dados.P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M28:Dados.P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M27:Dados.P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3.14285714285714">
                <text:p>3.14285714285714</text:p>
                <draw:g>
                  <svg:desc>Dados.M28:Dados.P28</svg:desc>
                </draw:g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1.71428571428571">
                <text:p>1.714285714285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3cm" svg:height="5.3cm" xlink:href=".." xlink:type="simple" chart:class="chart:bar" chart:style-name="ch1">
        <chart:title svg:x="0.753cm" svg:y="0.242cm" chart:style-name="ch2">
          <text:p>Consulta 2 - Técnica 1</text:p>
        </chart:title>
        <chart:plot-area chart:style-name="ch3" table:cell-range-address="Dados.R27:Dados.U28" chart:data-source-has-labels="row" svg:x="0.12cm" svg:y="1.127cm" svg:width="5.773cm" svg:height="4.067cm">
          <chartooo:coordinate-region svg:x="0.556cm" svg:y="1.327cm" svg:width="5.337cm" svg:height="3.22cm"/>
          <chart:axis chart:dimension="x" chart:name="primary-x" chart:style-name="ch4" chartooo:axis-type="auto">
            <chartooo:date-scale/>
            <chart:categories table:cell-range-address="Dados.R27:Dados.U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R28:Dados.U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R27:Dados.U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Dados.R28:Dados.U28</svg:desc>
                </draw:g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2">
                <text:p>2</text:p>
              </table:table-cell>
              <table:table-cell office:value-type="float" office:value="1.14285714285714">
                <text:p>1.1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4cm" svg:height="5.326cm" xlink:href=".." xlink:type="simple" chart:class="chart:bar" chart:style-name="ch1">
        <chart:title svg:x="0.754cm" svg:y="0.242cm" chart:style-name="ch2">
          <text:p>Consulta 2 - Técnica 2</text:p>
        </chart:title>
        <chart:plot-area chart:style-name="ch3" table:cell-range-address="Dados.W27:Dados.Z28" chart:data-source-has-labels="row" svg:x="0.12cm" svg:y="1.127cm" svg:width="5.774cm" svg:height="4.093cm">
          <chartooo:coordinate-region svg:x="0.556cm" svg:y="1.326cm" svg:width="5.338cm" svg:height="3.247cm"/>
          <chart:axis chart:dimension="x" chart:name="primary-x" chart:style-name="ch4" chartooo:axis-type="auto">
            <chartooo:date-scale/>
            <chart:categories table:cell-range-address="Dados.W27:Dados.Z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W28:Dados.Z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W27:Dados.Z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.57142857142857">
                <text:p>2.57142857142857</text:p>
                <draw:g>
                  <svg:desc>Dados.W28:Dados.Z28</svg:desc>
                </draw:g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2">
                <text:p>2</text:p>
              </table:table-cell>
              <table:table-cell office:value-type="float" office:value="1.14285714285714">
                <text:p>1.142857142857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96cm" svg:height="5.322cm" xlink:href=".." xlink:type="simple" chart:class="chart:bar" chart:style-name="ch1">
        <chart:title svg:x="0.727cm" svg:y="0.242cm" chart:style-name="ch2">
          <text:p>Consulta 2 - Técnica 3</text:p>
        </chart:title>
        <chart:plot-area chart:style-name="ch3" table:cell-range-address="Dados.AB27:Dados.AE28" chart:data-source-has-labels="row" svg:x="0.119cm" svg:y="1.127cm" svg:width="5.722cm" svg:height="4.089cm">
          <chartooo:coordinate-region svg:x="0.555cm" svg:y="1.326cm" svg:width="5.286cm" svg:height="3.243cm"/>
          <chart:axis chart:dimension="x" chart:name="primary-x" chart:style-name="ch4" chartooo:axis-type="auto">
            <chartooo:date-scale/>
            <chart:categories table:cell-range-address="Dados.AB27:Dados.AE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AB28:Dados.AE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AB27:Dados.AE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Dados.AB28:Dados.AE2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.28571428571429">
                <text:p>1.285714285714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7cm" svg:height="6.092cm" xlink:href=".." xlink:type="simple" chart:class="chart:bar" chart:style-name="ch1">
        <chart:title svg:x="3.609cm" svg:y="0.257cm" chart:style-name="ch2">
          <text:p>Q 1-2</text:p>
        </chart:title>
        <chart:plot-area chart:style-name="ch3" table:cell-range-address="Dados.A37:Dados.A37 Dados.A39:Dados.A39 Dados.A41:Dados.A41 Dados.F37:Dados.F37 Dados.F39:Dados.F39 Dados.F41:Dados.F41" chart:data-source-has-labels="column" svg:x="0.169cm" svg:y="1.157cm" svg:width="8.132cm" svg:height="4.814cm">
          <chartooo:coordinate-region svg:x="0.605cm" svg:y="1.357cm" svg:width="7.696cm" svg:height="3.967cm"/>
          <chart:axis chart:dimension="x" chart:name="primary-x" chart:style-name="ch4" chartooo:axis-type="auto">
            <chartooo:date-scale/>
            <chart:categories table:cell-range-address="Dados.A37:Dados.A37 Dados.A39:Dados.A39 Dados.A41:Dados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F37:Dados.F37 Dados.F39:Dados.F39 Dados.F41:Dados.F4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1 (K-Means)</text:p>
                <draw:g>
                  <svg:desc>Dados.A37:Dados.A37 Dados.A39:Dados.A39 Dados.A41:Dados.A41</svg:desc>
                </draw:g>
              </table:table-cell>
              <table:table-cell office:value-type="float" office:value="4.17857142857143">
                <text:p>4.17857142857143</text:p>
                <draw:g>
                  <svg:desc>Dados.F37:Dados.F37 Dados.F39:Dados.F39 Dados.F41:Dados.F41</svg:desc>
                </draw:g>
              </table:table-cell>
            </table:table-row>
            <table:table-row>
              <table:table-cell office:value-type="string">
                <text:p>T2 (LDA)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string">
                <text:p>T3 (PLSA)</text:p>
              </table:table-cell>
              <table:table-cell office:value-type="float" office:value="3.07142857142857">
                <text:p>3.071428571428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cm" svg:height="6.146cm" xlink:href=".." xlink:type="simple" chart:class="chart:bar" chart:style-name="ch1">
        <chart:title svg:x="4.354cm" svg:y="0.258cm" chart:style-name="ch2">
          <text:p>Q 3-4</text:p>
        </chart:title>
        <chart:plot-area chart:style-name="ch3" table:cell-range-address="Dados.A37:Dados.A37 Dados.A39:Dados.A39 Dados.A41:Dados.A41 Dados.I37:Dados.I37 Dados.I39:Dados.I39 Dados.I41:Dados.I41" chart:data-source-has-labels="column" svg:x="0.199cm" svg:y="1.159cm" svg:width="9.562cm" svg:height="4.865cm">
          <chartooo:coordinate-region svg:x="0.635cm" svg:y="1.358cm" svg:width="9.126cm" svg:height="4.019cm"/>
          <chart:axis chart:dimension="x" chart:name="primary-x" chart:style-name="ch4" chartooo:axis-type="auto">
            <chartooo:date-scale/>
            <chart:categories table:cell-range-address="Dados.A37:Dados.A37 Dados.A39:Dados.A39 Dados.A41:Dados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I37:Dados.I37 Dados.I39:Dados.I39 Dados.I41:Dados.I4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1 (K-Means)</text:p>
                <draw:g>
                  <svg:desc>Dados.A37:Dados.A37 Dados.A39:Dados.A39 Dados.A41:Dados.A41</svg:desc>
                </draw:g>
              </table:table-cell>
              <table:table-cell office:value-type="float" office:value="1.57142857142857">
                <text:p>1.57142857142857</text:p>
                <draw:g>
                  <svg:desc>Dados.I37:Dados.I37 Dados.I39:Dados.I39 Dados.I41:Dados.I41</svg:desc>
                </draw:g>
              </table:table-cell>
            </table:table-row>
            <table:table-row>
              <table:table-cell office:value-type="string">
                <text:p>T2 (LDA)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T3 (PLSA)</text:p>
              </table:table-cell>
              <table:table-cell office:value-type="float" office:value="2.21428571428571">
                <text:p>2.214285714285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